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DE4D22B8B0E7EC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64cm, 3.163cm, 13.403cm, 7.26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24cm" svg:height="23.999cm" svg:x="0.892cm" svg:y="2.792cm">
          <draw:image xlink:href="Pictures/10000000000005E8000007E0ADE4D22B8B0E7EC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6:41.560885873</dc:date>
    <meta:editing-duration>PT3M33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